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171000000863E73AC678FDAEA31.png" manifest:media-type="image/png"/>
  <manifest:file-entry manifest:full-path="Pictures/10000201000000FA00000031B0478199B744E2B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egrito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735cm"/>
    </style:style>
    <style:style style:name="co2" style:family="table-column">
      <style:table-column-properties fo:break-before="auto" style:column-width="4.724cm"/>
    </style:style>
    <style:style style:name="co3" style:family="table-column">
      <style:table-column-properties fo:break-before="auto" style:column-width="7.973cm"/>
    </style:style>
    <style:style style:name="co4" style:family="table-column">
      <style:table-column-properties fo:break-before="auto" style:column-width="3.829cm"/>
    </style:style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3.528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3.09cm"/>
    </style:style>
    <style:style style:name="co11" style:family="table-column">
      <style:table-column-properties fo:break-before="auto" style:column-width="3.134cm"/>
    </style:style>
    <style:style style:name="co12" style:family="table-column">
      <style:table-column-properties fo:break-before="auto" style:column-width="2.917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2.969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>
      <style:table-cell-properties fo:background-color="#ffd32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4">
      <style:table-cell-properties fo:background-color="#ffd320" fo:border="0.06pt solid #000000"/>
      <style:text-properties style:font-name="Calibri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border="none"/>
      <style:text-properties style:font-name="Calibri"/>
    </style:style>
    <style:style style:name="ce9" style:family="table-cell" style:parent-style-name="Default" style:data-style-name="N104">
      <style:table-cell-properties fo:border="none"/>
      <style:text-properties style:font-name="Calibri"/>
    </style:style>
    <style:style style:name="ce10" style:family="table-cell" style:parent-style-name="Default">
      <style:table-cell-properties fo:border="none"/>
      <style:text-properties style:font-name="Calibri" fo:font-size="10pt" style:font-size-asian="10pt" style:font-size-complex="10pt"/>
    </style:style>
    <style:style style:name="ce26" style:family="table-cell" style:parent-style-name="Default" style:data-style-name="N104">
      <style:table-cell-properties fo:background-color="#ffd32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font-name="Calibri"/>
    </style:style>
    <style:style style:name="ce28" style:family="table-cell" style:parent-style-name="Default" style:data-style-name="N104">
      <style:table-cell-properties fo:background-color="#ffd320" fo:wrap-option="wrap" fo:border="0.06pt solid #000000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" style:family="table-cell" style:parent-style-name="Default" style:data-style-name="N104">
      <style:table-cell-properties fo:border="0.06pt solid #000000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4">
      <style:table-cell-properties fo:border="0.06pt solid #000000"/>
      <style:text-properties style:font-name="Calibri"/>
    </style:style>
    <style:style style:name="ce17" style:family="table-cell" style:parent-style-name="Default" style:data-style-name="N104">
      <style:table-cell-properties fo:background-color="#ffd320" fo:wrap-option="wrap" fo:border="0.06pt solid #000000"/>
      <style:text-properties style:font-name="Calibri" fo:hyphenate="true"/>
    </style:style>
    <style:style style:name="ce18" style:family="table-cell" style:parent-style-name="Default" style:data-style-name="N104">
      <style:table-cell-properties fo:background-color="#ffffff" fo:border="0.06pt solid #000000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border="none"/>
      <style:text-properties style:font-name="Calibri" fo:font-size="10pt" style:font-size-asian="10pt" style:font-size-complex="10pt"/>
    </style:style>
    <style:style style:name="T1" style:family="text">
      <style:text-properties style:text-position="33% 58%"/>
    </style:style>
  </office:automatic-styles>
  <office:body>
    <office:spreadsheet>
      <table:table table:name="Janeiro 2018" table:style-name="ta1" table:print="false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10"/>
          <table:table-column table:style-name="co3" table:default-cell-style-name="ce10"/>
          <table:table-column table:style-name="co4" table:default-cell-style-name="ce10"/>
          <table:table-column table:style-name="co5" table:default-cell-style-name="ce10"/>
          <table:table-column table:style-name="co6" table:default-cell-style-name="ce10"/>
          <table:table-column table:style-name="co7" table:default-cell-style-name="ce10"/>
          <table:table-column table:style-name="co8" table:default-cell-style-name="ce10"/>
          <table:table-column table:style-name="co9" table:default-cell-style-name="ce10"/>
          <table:table-column table:style-name="co10" table:default-cell-style-name="ce10"/>
          <table:table-column table:style-name="co11" table:default-cell-style-name="ce10"/>
          <table:table-column table:style-name="co12" table:default-cell-style-name="ce10"/>
          <table:table-column table:style-name="co13" table:default-cell-style-name="ce10"/>
          <table:table-column table:style-name="co10" table:default-cell-style-name="ce10"/>
          <table:table-column table:style-name="co10" table:default-cell-style-name="ce19"/>
          <table:table-column table:style-name="co9" table:default-cell-style-name="ce10"/>
          <table:table-column table:style-name="co14" table:default-cell-style-name="ce10"/>
          <table:table-column table:style-name="co15" table:default-cell-style-name="ce10"/>
        </table:table-header-columns>
        <table:table-column table:style-name="co15" table:number-columns-repeated="46" table:default-cell-style-name="ce10"/>
        <table:table-column table:style-name="co15" table:number-columns-repeated="960" table:default-cell-style-name="Default"/>
        <table:table-header-rows>
          <table:table-row table:style-name="ro1">
            <table:table-cell table:style-name="ce1" office:value-type="string" calcext:value-type="string">
              <text:p>Membros Ativos : Janeiro 2018.</text:p>
            </table:table-cell>
            <table:table-cell table:style-name="Default" table:number-columns-repeated="16"/>
            <table:table-cell table:number-columns-repeated="1007"/>
          </table:table-row>
          <table:table-row table:style-name="ro2">
            <table:table-cell table:style-name="ce2" office:value-type="string" calcext:value-type="string" table:number-columns-spanned="1" table:number-rows-spanned="3">
              <text:p>Nome</text:p>
            </table:table-cell>
            <table:table-cell table:style-name="ce26" office:value-type="string" calcext:value-type="string" table:number-columns-spanned="1" table:number-rows-spanned="3">
              <text:p>Cargo</text:p>
            </table:table-cell>
            <table:table-cell table:style-name="ce26" office:value-type="string" calcext:value-type="string" table:number-columns-spanned="1" table:number-rows-spanned="3">
              <text:p>Lotação</text:p>
            </table:table-cell>
            <table:table-cell table:style-name="ce26" office:value-type="string" calcext:value-type="string" table:number-columns-spanned="7" table:number-rows-spanned="1">
              <text:p>RENDIMENTOS</text:p>
            </table:table-cell>
            <table:covered-table-cell table:number-columns-repeated="6" table:style-name="ce13"/>
            <table:table-cell table:style-name="ce26" office:value-type="string" calcext:value-type="string" table:number-columns-spanned="4" table:number-rows-spanned="1">
              <text:p>DESCONTOS</text:p>
            </table:table-cell>
            <table:covered-table-cell table:number-columns-repeated="3" table:style-name="ce13"/>
            <table:table-cell table:style-name="ce28" office:value-type="string" calcext:value-type="string" table:number-columns-spanned="1" table:number-rows-spanned="3">
              <text:p>Rendimento Líquido Total¹²</text:p>
            </table:table-cell>
            <table:table-cell table:style-name="ce28" office:value-type="string" calcext:value-type="string" table:number-columns-spanned="1" table:number-rows-spanned="3">
              <text:p>Indenizações¹³</text:p>
            </table:table-cell>
            <table:table-cell table:style-name="ce28" office:value-type="string" calcext:value-type="string" table:number-columns-spanned="1" table:number-rows-spanned="3">
              <text:p>Outras Remunerações Retroativas/Temporárias<text:span text:style-name="T1">14</text:span></text:p>
            </table:table-cell>
            <table:table-cell table:number-columns-repeated="1007"/>
          </table:table-row>
          <table:table-row table:style-name="ro1">
            <table:covered-table-cell table:number-columns-repeated="3" table:style-name="ce13"/>
            <table:table-cell table:style-name="ce26" office:value-type="string" calcext:value-type="string" table:number-columns-spanned="2" table:number-rows-spanned="1">
              <text:p>REMUNERAÇÃO BÁSICA</text:p>
            </table:table-cell>
            <table:covered-table-cell table:style-name="ce13"/>
            <table:table-cell table:style-name="ce26" office:value-type="string" calcext:value-type="string" table:number-columns-spanned="4" table:number-rows-spanned="1">
              <text:p>REMUNERAÇÃO EVENTUAL OU TEMPORÁRIA</text:p>
            </table:table-cell>
            <table:covered-table-cell table:number-columns-repeated="3" table:style-name="ce13"/>
            <table:table-cell table:style-name="ce28" office:value-type="string" calcext:value-type="string" table:number-columns-spanned="1" table:number-rows-spanned="2">
              <text:p>Total de Rendimentos Brutos<text:span text:style-name="T1">7</text:span></text:p>
            </table:table-cell>
            <table:table-cell table:style-name="ce26" office:value-type="string" calcext:value-type="string" table:number-columns-spanned="3" table:number-rows-spanned="1">
              <text:p>OBRIGATÓRIO/LEGAIS</text:p>
            </table:table-cell>
            <table:covered-table-cell table:number-columns-repeated="2" table:style-name="ce13"/>
            <table:table-cell table:style-name="ce28" office:value-type="string" calcext:value-type="string" table:number-columns-spanned="1" table:number-rows-spanned="2">
              <text:p>Total de Descontos¹¹</text:p>
            </table:table-cell>
            <table:covered-table-cell table:number-columns-repeated="3" table:style-name="ce17"/>
            <table:table-cell table:style-name="ce8" table:number-columns-repeated="47"/>
            <table:table-cell table:number-columns-repeated="960"/>
          </table:table-row>
          <table:table-row table:style-name="ro3">
            <table:covered-table-cell table:number-columns-repeated="3" table:style-name="ce13"/>
            <table:table-cell table:style-name="ce28" office:value-type="string" calcext:value-type="string">
              <text:p>Remuneração do Cargo Efetivo/Proventos/Bolsa Estágio¹</text:p>
            </table:table-cell>
            <table:table-cell table:style-name="ce28" office:value-type="string" calcext:value-type="string">
              <text:p>Outras Verbas Remuneratórias, Legais ou Judiciais²</text:p>
            </table:table-cell>
            <table:table-cell table:style-name="ce28" office:value-type="string" calcext:value-type="string">
              <text:p>Função de Confiança ou Cargo em Comissão³</text:p>
            </table:table-cell>
            <table:table-cell table:style-name="ce28" office:value-type="string" calcext:value-type="string">
              <text:p>Gratificação Natalina<text:span text:style-name="T1">4</text:span></text:p>
            </table:table-cell>
            <table:table-cell table:style-name="ce28" office:value-type="string" calcext:value-type="string">
              <text:p>Férias (1/3 constitucional)<text:span text:style-name="T1">5</text:span></text:p>
            </table:table-cell>
            <table:table-cell table:style-name="ce28" office:value-type="string" calcext:value-type="string">
              <text:p>Abono de Permanência<text:span text:style-name="T1">6</text:span></text:p>
            </table:table-cell>
            <table:covered-table-cell table:style-name="ce13"/>
            <table:table-cell table:style-name="ce28" office:value-type="string" calcext:value-type="string">
              <text:p>Contribuição Previdenciária<text:span text:style-name="T1">8</text:span></text:p>
            </table:table-cell>
            <table:table-cell table:style-name="ce28" office:value-type="string" calcext:value-type="string">
              <text:p>Imposto de Renda<text:span text:style-name="T1">9</text:span></text:p>
            </table:table-cell>
            <table:table-cell table:style-name="ce28" office:value-type="string" calcext:value-type="string">
              <text:p>Retenção por Teto Constitucional<text:span text:style-name="T1">10</text:span></text:p>
            </table:table-cell>
            <table:covered-table-cell table:style-name="ce13"/>
            <table:covered-table-cell table:number-columns-repeated="3" table:style-name="ce17"/>
            <table:table-cell table:style-name="ce8" table:number-columns-repeated="47"/>
            <table:table-cell table:number-columns-repeated="960"/>
          </table:table-row>
        </table:table-header-rows>
        <table:table-row table:style-name="ro1">
          <table:table-cell table:style-name="ce4" office:value-type="string" calcext:value-type="string">
            <text:p>ADRIANO FONTENELE SANTOS</text:p>
          </table:table-cell>
          <table:table-cell table:style-name="ce4" office:value-type="string" calcext:value-type="string">
            <text:p>PROMOTOR(A) DE JUSTICA</text:p>
          </table:table-cell>
          <table:table-cell table:style-name="ce4" office:value-type="string" calcext:value-type="string">
            <text:p>1ª PROMOTORIA DE JUSTICA DE PIO IX</text:p>
          </table:table-cell>
          <table:table-cell table:style-name="ce14" office:value-type="currency" office:currency="BRL" office:value="27500.17" calcext:value-type="currency">
            <text:p>R$ 27.500,17</text:p>
          </table:table-cell>
          <table:table-cell table:style-name="ce14" table:number-columns-repeated="3"/>
          <table:table-cell table:style-name="ce14" office:value-type="currency" office:currency="BRL" office:value="9166.72" calcext:value-type="currency">
            <text:p>R$ 9.166,72</text:p>
          </table:table-cell>
          <table:table-cell table:style-name="ce14"/>
          <table:table-cell table:style-name="ce14" office:value-type="currency" office:currency="BRL" office:value="36666.89" calcext:value-type="currency">
            <text:p>R$ 36.666,89</text:p>
          </table:table-cell>
          <table:table-cell table:style-name="ce14" office:value-type="currency" office:currency="BRL" office:value="3850.02" calcext:value-type="currency">
            <text:p>R$ 3.850,02</text:p>
          </table:table-cell>
          <table:table-cell table:style-name="ce14" office:value-type="currency" office:currency="BRL" office:value="8371.49" calcext:value-type="currency">
            <text:p>R$ 8.371,49</text:p>
          </table:table-cell>
          <table:table-cell table:style-name="ce14"/>
          <table:table-cell table:style-name="ce14" office:value-type="currency" office:currency="BRL" office:value="12221.51" calcext:value-type="currency">
            <text:p>R$ 12.221,51</text:p>
          </table:table-cell>
          <table:table-cell table:style-name="ce18" office:value-type="currency" office:currency="BRL" office:value="24445.38" calcext:value-type="currency">
            <text:p>R$ 24.445,38</text:p>
          </table:table-cell>
          <table:table-cell table:style-name="ce14" office:value-type="currency" office:currency="BRL" office:value="5817.73" calcext:value-type="currency">
            <text:p>R$ 5.817,73</text:p>
          </table:table-cell>
          <table:table-cell table:style-name="ce14" office:value-type="currency" office:currency="BRL" office:value="975.81" calcext:value-type="currency">
            <text:p>R$ 975,81</text:p>
          </table:table-cell>
          <table:table-cell table:style-name="ce8" table:number-columns-repeated="47"/>
          <table:table-cell table:number-columns-repeated="960"/>
        </table:table-row>
        <table:table-row table:style-name="ro1">
          <table:table-cell table:style-name="ce6" office:value-type="string" calcext:value-type="string" table:number-columns-spanned="3" table:number-rows-spanned="1">
            <text:p>TOTAL GERAL</text:p>
          </table:table-cell>
          <table:covered-table-cell table:number-columns-repeated="2" table:style-name="ce12"/>
          <table:table-cell table:style-name="ce16" table:formula="of:=SUM([.D5:.D5])" office:value-type="currency" office:currency="BRL" office:value="27500.17" calcext:value-type="currency">
            <text:p>R$ 27.500,17</text:p>
          </table:table-cell>
          <table:table-cell table:style-name="ce16" table:formula="of:=SUM([.E5:.E5])" office:value-type="currency" office:currency="BRL" office:value="0" calcext:value-type="currency">
            <text:p>R$ 0,00</text:p>
          </table:table-cell>
          <table:table-cell table:style-name="ce16" table:formula="of:=SUM([.F5:.F5])" office:value-type="currency" office:currency="BRL" office:value="0" calcext:value-type="currency">
            <text:p>R$ 0,00</text:p>
          </table:table-cell>
          <table:table-cell table:style-name="ce16" table:formula="of:=SUM([.G5:.G5])" office:value-type="currency" office:currency="BRL" office:value="0" calcext:value-type="currency">
            <text:p>R$ 0,00</text:p>
          </table:table-cell>
          <table:table-cell table:style-name="ce16" table:formula="of:=SUM([.H5:.H5])" office:value-type="currency" office:currency="BRL" office:value="9166.72" calcext:value-type="currency">
            <text:p>R$ 9.166,72</text:p>
          </table:table-cell>
          <table:table-cell table:style-name="ce16" table:formula="of:=SUM([.I5:.I5])" office:value-type="currency" office:currency="BRL" office:value="0" calcext:value-type="currency">
            <text:p>R$ 0,00</text:p>
          </table:table-cell>
          <table:table-cell table:style-name="ce16" table:formula="of:=SUM([.J5:.J5])" office:value-type="currency" office:currency="BRL" office:value="36666.89" calcext:value-type="currency">
            <text:p>R$ 36.666,89</text:p>
          </table:table-cell>
          <table:table-cell table:style-name="ce16" table:formula="of:=SUM([.K5:.K5])" office:value-type="currency" office:currency="BRL" office:value="3850.02" calcext:value-type="currency">
            <text:p>R$ 3.850,02</text:p>
          </table:table-cell>
          <table:table-cell table:style-name="ce16" table:formula="of:=SUM([.L5:.L5])" office:value-type="currency" office:currency="BRL" office:value="8371.49" calcext:value-type="currency">
            <text:p>R$ 8.371,49</text:p>
          </table:table-cell>
          <table:table-cell table:style-name="ce16" table:formula="of:=SUM([.M5:.M5])" office:value-type="currency" office:currency="BRL" office:value="0" calcext:value-type="currency">
            <text:p>R$ 0,00</text:p>
          </table:table-cell>
          <table:table-cell table:style-name="ce16" table:formula="of:=SUM([.N5:.N5])" office:value-type="currency" office:currency="BRL" office:value="12221.51" calcext:value-type="currency">
            <text:p>R$ 12.221,51</text:p>
          </table:table-cell>
          <table:table-cell table:style-name="ce16" table:formula="of:=SUM([.O5:.O5])" office:value-type="currency" office:currency="BRL" office:value="24445.38" calcext:value-type="currency">
            <text:p>R$ 24.445,38</text:p>
          </table:table-cell>
          <table:table-cell table:style-name="ce16" table:formula="of:=SUM([.P5:.P5])" office:value-type="currency" office:currency="BRL" office:value="5817.73" calcext:value-type="currency">
            <text:p>R$ 5.817,73</text:p>
          </table:table-cell>
          <table:table-cell table:style-name="ce16" table:formula="of:=SUM([.Q5:.Q5])" office:value-type="currency" office:currency="BRL" office:value="975.81" calcext:value-type="currency">
            <text:p>R$ 975,81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8" table:number-columns-repeated="9"/>
          <table:table-cell table:number-columns-repeated="1014"/>
        </table:table-row>
        <table:table-row table:style-name="ro1">
          <table:table-cell table:style-name="ce7" office:value-type="string" calcext:value-type="string">
            <text:p>Teresina, 31 de janeiro de 2018.</text:p>
          </table:table-cell>
          <table:table-cell table:style-name="ce9" table:number-columns-repeated="3"/>
          <table:table-cell table:number-columns-repeated="2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Default" office:value-type="string" calcext:value-type="string">
            <text:p>Fonte: Assessoria para Pagamento de Pessoal</text:p>
          </table:table-cell>
          <table:table-cell table:style-name="ce9" table:number-columns-repeated="3"/>
          <table:table-cell table:number-columns-repeated="1020"/>
        </table:table-row>
        <table:table-row table:style-name="ro1">
          <table:table-cell table:style-name="Default"/>
          <table:table-cell table:style-name="ce7" table:number-columns-repeated="5"/>
          <table:table-cell table:number-columns-repeated="1018"/>
        </table:table-row>
        <table:table-row table:style-name="ro1">
          <table:table-cell table:style-name="ce8" office:value-type="string" calcext:value-type="string">
            <text:p>1) remuneração do cargo efetivo - vencimento,gampu,vpi,adicional de qualificação,gae e gas, além de outras desta natureza. 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2) v.p.n.i 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3) rubricas que representam a retribuição paga pelo exercício de função(servidor efetivo) ou remuneração de cargo em comissão(servidor sem vínculo ou requisitado)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4) parcelas de gratificação natalina (13°) pagas no mês corrente, ou no caso de vacância ou exoneração do servidor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5) adicional correspondente a 1/3(um terço) da remuneração, pago ao servidor por ocasião das férias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6) valor equivalente ao da contribuição previdenciária, devido ao funcionário público que esteja em condição de aposentar-se mas que optou por continuar em atividade(instituído pela emenda constitucional n° 41, de 16 de dezembro de 2003)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7) total dos rendimentos brutos pagos no mês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8) contribuição previdenciária oficial( plano de seguridade social do servidor público e regime geral de previdência social)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9) imposto de renda retido na fonte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0)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1) total de descontos efetuados no mês, com exceção dos descontos voluntários, tais como: plano de saúde, desconto em folha de empréstimos consignados, pensão alimentícia judicial e contribuição para entidades associativas ou de classe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2) rendimento líquido após os descontos referidos nos itens anteriores.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13) auxílio-alimentação, auxílio-transporte,auxílio moradia, ajuda de custo e outras dessa natureza, exceto diárias, que serão divulgadas no portal da transparência.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14) valores pagos a título de adicional de insalubridade ou de periculosidade, adicional noturno, serviço extraordinário, substituição de função.Cumulações.</text:p>
          </table:table-cell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style-name="Default"/>
          <table:table-cell table:number-columns-repeated="1023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HTML_1" table:base-cell-address="$'Janeiro 2018'.$A$1" table:cell-range-address=".$A$1:.$Q$469"/>
        <table:named-range table:name="HTML_all" table:base-cell-address="$'Janeiro 2018'.$A$1" table:cell-range-address=".$A$1:.$Q$469"/>
        <table:named-range table:name="HTML_tables" table:base-cell-address="$'Janeiro 2018'.$A$1" table:cell-range-address=".$A$1:.$A$1"/>
      </table:named-expressions>
      <table:database-ranges>
        <table:database-range table:name="__Anonymous_Sheet_DB__0" table:target-range-address="'Janeiro 2018'.A2:'Janeiro 2018'.Q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egrito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date-style style:name="N130">
      <number:month number:style="long" number:textual="true"/>
      <number:year/>
    </number:date-style>
    <number:date-style style:name="N131">
      <number:month number:style="long" number:textual="true"/>
      <number:year number:style="long"/>
    </number:date-style>
    <number:date-style style:name="N132">
      <number:month number:style="long" number:textual="true"/>
      <number:text>/</number:text>
      <number:year number:style="long"/>
    </number:date-style>
    <number:number-style style:name="N13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4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7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number:text>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54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number:text> R$ 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1" loext:min-decimal-places="1" number:min-integer-digits="1"/>
    </number:number-style>
    <number:number-style style:name="N157P0" style:volatile="true">
      <number:text>R$ </number:text>
      <number:number number:decimal-places="0" loext:min-decimal-places="0" number:min-integer-digits="1" number:grouping="true"/>
    </number:number-style>
    <number:number-style style:name="N157">
      <number:text>-R$ 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</number:number-style>
    <number:number-style style:name="N160">
      <number:text>-R$ 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3P0" style:volatile="true"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5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65P2" style:volatile="true">
      <number:text> R$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67P2" style:volatile="true"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69P2" style:volatile="true">
      <number:text> R$ 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1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71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71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10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date-style style:name="N10115" number:language="pt" number:country="BR">
      <number:day/>
      <number:text>/</number:text>
      <number:month number:textual="true"/>
      <number:text>/</number:text>
      <number:year/>
    </number:date-style>
    <number:date-style style:name="N10116" number:language="pt" number:country="BR">
      <number:day/>
      <number:text>/</number:text>
      <number:month number:textual="true"/>
    </number:date-style>
    <number:date-style style:name="N10117" number:language="pt" number:country="BR">
      <number:month number:textual="true"/>
      <number:text>/</number:text>
      <number:year/>
    </number:date-style>
    <number:time-style style:name="N10118" number:language="pt" number:country="BR">
      <number:hours/>
      <number:text>:</number:text>
      <number:minutes number:style="long"/>
      <number:text> </number:text>
      <number:am-pm/>
    </number:time-style>
    <number:time-style style:name="N10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6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2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6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0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t" number:country="BR">
      <number:minutes number:style="long"/>
      <number:text>:</number:text>
      <number:seconds number:style="long"/>
    </number:time-style>
    <number:time-style style:name="N1014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t" number:country="BR">
      <number:minutes number:style="long"/>
      <number:text>:</number:text>
      <number:seconds number:style="long" number:decimal-places="1"/>
    </number:time-style>
    <number:number-style style:name="N10144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Lohit Hindi" style:font-family-complex="'Lohit Hind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Ênfase1" style:display-name="Excel_BuiltIn_20% - Ênfase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2" style:display-name="Excel_BuiltIn_20% - Ênfase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3" style:display-name="Excel_BuiltIn_20% - Ênfase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4" style:display-name="Excel_BuiltIn_20% - Ênfase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5" style:display-name="Excel_BuiltIn_20% - Ênfase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6" style:display-name="Excel_BuiltIn_20% - Ênfase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1" style:display-name="Excel_BuiltIn_40% - Ênfase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2" style:display-name="Excel_BuiltIn_40% - Ênfase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3" style:display-name="Excel_BuiltIn_40% - Ênfase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4" style:display-name="Excel_BuiltIn_40% - Ênfase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5" style:display-name="Excel_BuiltIn_40% - Ênfase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6" style:display-name="Excel_BuiltIn_40% - Ênfase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1" style:display-name="Excel_BuiltIn_60% - Ênfase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2" style:display-name="Excel_BuiltIn_60% - Ênfase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3" style:display-name="Excel_BuiltIn_60% - Ênfase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4" style:display-name="Excel_BuiltIn_60% - Ênfase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5" style:display-name="Excel_BuiltIn_60% - Ênfase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6" style:display-name="Excel_BuiltIn_60% - Ênfase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om" style:display-name="Excel_BuiltIn_Bom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élula_20_de_20_Verificação" style:display-name="Excel_BuiltIn_Célula de Verificação" style:family="table-cell" style:parent-style-name="Default">
      <style:table-cell-properties fo:background-color="#969696" style:diagonal-bl-tr="none" style:diagonal-tl-br="none" fo:border="3pt double #333333" style:border-line-width="0.035cm 0.035cm 0.035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élula_20_Vinculada" style:display-name="Excel_BuiltIn_Célul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to" style:display-name="Excel_BuiltIn_Incorre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" style:display-name="Excel_BuiltIn_Neutra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" style:display-name="Excel_BuiltIn_Nota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Excel_5f_BuiltIn_5f_Saída" style:display-name="Excel_BuiltIn_Saí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viso" style:display-name="Excel_BuiltIn_Texto de Aviso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_20_4" style:display-name="Excel_BuiltIn_Títul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Ênfase1" style:display-name="Excel_BuiltIn_Ênfase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2" style:display-name="Excel_BuiltIn_Ênfase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3" style:display-name="Excel_BuiltIn_Ênfase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4" style:display-name="Excel_BuiltIn_Ênfase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5" style:display-name="Excel_BuiltIn_Ênfase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6" style:display-name="Excel_BuiltIn_Ênfase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603cm" fo:margin-bottom="0.235cm" fo:margin-left="0.572cm" fo:margin-right="0.452cm" style:first-page-number="continue" loext:scale-to-X="1" loext:scale-to-Y="20" style:writing-mode="lr-tb"/>
      <style:header-style>
        <style:header-footer-properties fo:min-height="3.03cm" fo:margin-left="0cm" fo:margin-right="0cm" fo:margin-bottom="0.25cm" fo:background-color="transparent">
          <style:background-image xlink:href="Pictures/10000201000000FA00000031B0478199B744E2B2.png" xlink:type="simple" xlink:actuate="onLoad" style:position="top center" style:repeat="no-repeat"/>
        </style:header-footer-properties>
      </style:header-style>
      <style:footer-style>
        <style:header-footer-properties fo:min-height="0.538cm" fo:margin-left="0cm" fo:margin-right="0cm" fo:margin-top="0.25cm" fo:background-color="transparent">
          <style:background-image xlink:href="Pictures/1000000000000171000000863E73AC678FDAEA31.png" xlink:type="simple" xlink:actuate="onLoad" style:position="bottom center" style:repeat="no-repeat"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3cm" fo:margin-right="1.3cm" style:first-page-number="continue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style style:name="MT1" style:family="text">
      <style:text-properties style:font-name="Calibri1" fo:font-weight="bold"/>
    </style:style>
    <style:style style:name="MT2" style:family="text">
      <style:text-properties style:font-name="Arial Black" fo:font-weight="900"/>
    </style:style>
    <style:style style:name="MT3" style:family="text">
      <style:text-properties style:font-name="Arial Black" fo:font-size="12pt" fo:font-weight="900"/>
    </style:style>
  </office:automatic-styles>
  <office:master-styles>
    <style:master-page style:name="Default" style:page-layout-name="Mpm1">
      <style:header>
        <style:region-left>
          <text:p><text:span text:style-name="MT2"><text:s text:c="19"/></text:span><text:span text:style-name="MT3"><text:s text:c="8"/></text:span></text:p>
          <text:p><text:span text:style-name="MT3"><text:s text:c="16"/></text:span></text:p>
        </style:region-left>
        <style:region-center>
          <text:p><text:span text:style-name="MT1"/></text:p>
          <text:p><text:span text:style-name="MT1"/></text:p>
        </style:region-center>
      </style:header>
      <style:header-left style:display="false"/>
      <style:footer>
        <style:region-right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09:21:09.185769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missao20160822112601" style:display-name="PageStyle_emissao201608221126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5T09:21:45.728075090</dc:date>
    <meta:generator>LibreOffice/6.4.6.2$Linux_X86_64 LibreOffice_project/40$Build-2</meta:generator>
    <meta:editing-duration>PT11H6M14S</meta:editing-duration>
    <meta:editing-cycles>21</meta:editing-cycles>
    <meta:print-date>2012-12-03T08:05:58.19</meta:print-date>
    <meta:document-statistic meta:table-count="1" meta:cell-count="66" meta:object-count="0"/>
  </office:meta>
</office:document-meta>
</file>